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2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3.556cm" svg:height="0.645cm" svg:x="6.858cm" svg:y="6.2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3.175cm" svg:height="0.645cm" svg:x="6.858cm" svg:y="7.0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91" draw:id="id191" draw:layer="layout" svg:width="3.048cm" svg:height="0.645cm" svg:x="1.143cm" svg:y="5.842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84" draw:id="id184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5.5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6.4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7.2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0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461cm" svg:y="9.3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7.112cm" svg:y="10.1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7.111cm" svg:y="11.7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836cm" svg:y="12.5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836cm" svg:y="13.3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552cm" svg:y="14.125cm">
          <draw:text-box>
            <text:p><text:span text:style-name="T1">172 bank-robbery</text:span></text:p>
          </draw:text-box>
        </draw:frame>
        <draw:connector draw:style-name="gr4" draw:text-style-name="P2" draw:layer="layout" svg:x1="6.477cm" svg:y1="10.014cm" svg:x2="7.112cm" svg:y2="10.49cm" draw:start-shape="id56" draw:start-glue-point="2" draw:end-shape="id57" draw:end-glue-point="3" svg:d="m6477 10014v476h635" svg:viewBox="0 0 636 477">
          <text:p/>
        </draw:connector>
        <draw:connector draw:style-name="gr4" draw:text-style-name="P2" draw:layer="layout" svg:x1="6.477cm" svg:y1="10.014cm" svg:x2="7.111cm" svg:y2="12.09cm" draw:start-shape="id56" draw:start-glue-point="2" draw:end-shape="id58" draw:end-glue-point="3" svg:d="m6477 10014v2076h634" svg:viewBox="0 0 635 2077">
          <text:p/>
        </draw:connector>
        <draw:connector draw:style-name="gr4" draw:text-style-name="P2" draw:layer="layout" svg:x1="8.318cm" svg:y1="12.413cm" svg:x2="8.836cm" svg:y2="12.904cm" draw:start-shape="id58" draw:start-glue-point="2" draw:end-shape="id59" draw:end-glue-point="3" svg:d="m8318 12413v491h518" svg:viewBox="0 0 519 492">
          <text:p/>
        </draw:connector>
        <draw:connector draw:style-name="gr4" draw:text-style-name="P2" draw:layer="layout" svg:x1="8.318cm" svg:y1="12.413cm" svg:x2="8.836cm" svg:y2="13.666cm" draw:start-shape="id58" draw:start-glue-point="2" draw:end-shape="id60" draw:end-glue-point="3" svg:d="m8318 12413v1253h518" svg:viewBox="0 0 519 1254">
          <text:p/>
        </draw:connector>
        <draw:frame draw:style-name="gr1" draw:text-style-name="P1" xml:id="id61" draw:id="id61" draw:layer="layout" svg:width="4.447cm" svg:height="0.645cm" svg:x="7.11cm" svg:y="15.568cm">
          <draw:text-box>
            <text:p><text:span text:style-name="T1">77 organized-crime</text:span></text:p>
          </draw:text-box>
        </draw:frame>
        <draw:connector draw:style-name="gr4" draw:text-style-name="P2" draw:layer="layout" svg:x1="6.477cm" svg:y1="10.014cm" svg:x2="7.11cm" svg:y2="15.89cm" draw:start-shape="id56" draw:start-glue-point="2" draw:end-shape="id61" draw:end-glue-point="3" svg:d="m6477 10014v5876h633" svg:viewBox="0 0 634 5877">
          <text:p/>
        </draw:connector>
        <draw:frame draw:style-name="gr1" draw:text-style-name="P1" xml:id="id62" draw:id="id62" draw:layer="layout" svg:width="3.175cm" svg:height="0.645cm" svg:x="7.112cm" svg:y="17.057cm">
          <draw:text-box>
            <text:p><text:span text:style-name="T1">175 drug-dealing</text:span></text:p>
          </draw:text-box>
        </draw:frame>
        <draw:connector draw:style-name="gr4" draw:text-style-name="P2" draw:layer="layout" svg:x1="6.477cm" svg:y1="10.014cm" svg:x2="7.112cm" svg:y2="17.379cm" draw:start-shape="id56" draw:start-glue-point="2" draw:end-shape="id62" draw:end-glue-point="3" svg:d="m6477 10014v7365h635" svg:viewBox="0 0 636 7366">
          <text:p/>
        </draw:connector>
        <draw:frame draw:style-name="gr1" draw:text-style-name="P1" xml:id="id63" draw:id="id63" draw:layer="layout" svg:width="2.286cm" svg:height="0.645cm" svg:x="7.112cm" svg:y="17.829cm">
          <draw:text-box>
            <text:p><text:span text:style-name="T1">176 gangs</text:span></text:p>
          </draw:text-box>
        </draw:frame>
        <draw:connector draw:style-name="gr4" draw:text-style-name="P2" draw:layer="layout" svg:x1="6.477cm" svg:y1="10.014cm" svg:x2="7.112cm" svg:y2="18.151cm" draw:start-shape="id56" draw:start-glue-point="2" draw:end-shape="id63" draw:end-glue-point="3" svg:d="m6477 10014v8137h635" svg:viewBox="0 0 636 8138">
          <text:p/>
        </draw:connector>
        <draw:frame draw:style-name="gr1" draw:text-style-name="P1" xml:id="id64" draw:id="id64" draw:layer="layout" svg:width="3.048cm" svg:height="0.645cm" svg:x="7.112cm" svg:y="18.5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89cm" svg:y="19.3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89cm" svg:y="20.115cm">
          <draw:text-box>
            <text:p><text:span text:style-name="T1">179 human-trafficing</text:span></text:p>
          </draw:text-box>
        </draw:frame>
        <draw:connector draw:style-name="gr4" draw:text-style-name="P2" draw:layer="layout" svg:x1="6.477cm" svg:y1="10.014cm" svg:x2="7.112cm" svg:y2="18.903cm" draw:start-shape="id56" draw:start-glue-point="2" draw:end-shape="id64" draw:end-glue-point="3" svg:d="m6477 10014v8889h635" svg:viewBox="0 0 636 8890">
          <text:p/>
        </draw:connector>
        <draw:connector draw:style-name="gr4" draw:text-style-name="P2" draw:layer="layout" svg:x1="8.636cm" svg:y1="19.226cm" svg:x2="8.89cm" svg:y2="19.665cm" draw:start-shape="id64" draw:start-glue-point="2" draw:end-shape="id65" draw:end-glue-point="3" svg:d="m8636 19226v439h254" svg:viewBox="0 0 255 440">
          <text:p/>
        </draw:connector>
        <draw:connector draw:style-name="gr4" draw:text-style-name="P2" draw:layer="layout" svg:x1="8.636cm" svg:y1="19.226cm" svg:x2="8.89cm" svg:y2="20.437cm" draw:start-shape="id64" draw:start-glue-point="2" draw:end-shape="id66" draw:end-glue-point="3" svg:d="m8636 19226v1211h254" svg:viewBox="0 0 255 1212">
          <text:p/>
        </draw:connector>
        <draw:frame draw:style-name="gr1" draw:text-style-name="P1" xml:id="id67" draw:id="id67" draw:layer="layout" svg:width="2.923cm" svg:height="0.645cm" svg:x="7.11cm" svg:y="20.868cm">
          <draw:text-box>
            <text:p><text:span text:style-name="T1">180 con-artist</text:span></text:p>
          </draw:text-box>
        </draw:frame>
        <draw:connector draw:style-name="gr4" draw:text-style-name="P2" draw:layer="layout" svg:x1="6.477cm" svg:y1="10.014cm" svg:x2="7.11cm" svg:y2="21.19cm" draw:start-shape="id56" draw:start-glue-point="2" draw:end-shape="id67" draw:end-glue-point="3" svg:d="m6477 10014v11176h633" svg:viewBox="0 0 634 11177">
          <text:p/>
        </draw:connector>
        <draw:frame draw:style-name="gr1" draw:text-style-name="P1" xml:id="id68" draw:id="id68" draw:layer="layout" svg:width="3.558cm" svg:height="0.645cm" svg:x="7.11cm" svg:y="21.668cm">
          <draw:text-box>
            <text:p><text:span text:style-name="T1">181 stolen-identity</text:span></text:p>
          </draw:text-box>
        </draw:frame>
        <draw:connector draw:style-name="gr4" draw:text-style-name="P2" draw:layer="layout" svg:x1="6.477cm" svg:y1="10.014cm" svg:x2="7.11cm" svg:y2="21.99cm" draw:start-shape="id56" draw:start-glue-point="2" draw:end-shape="id68" draw:end-glue-point="3" svg:d="m6477 10014v11976h633" svg:viewBox="0 0 634 11977">
          <text:p/>
        </draw:connector>
        <draw:frame draw:style-name="gr1" draw:text-style-name="P1" xml:id="id69" draw:id="id69" draw:layer="layout" svg:width="3.177cm" svg:height="0.645cm" svg:x="7.11cm" svg:y="22.468cm">
          <draw:text-box>
            <text:p><text:span text:style-name="T1">182 prostitution</text:span></text:p>
          </draw:text-box>
        </draw:frame>
        <draw:connector draw:style-name="gr4" draw:text-style-name="P2" draw:layer="layout" svg:x1="6.477cm" svg:y1="10.014cm" svg:x2="7.11cm" svg:y2="22.79cm" draw:start-shape="id56" draw:start-glue-point="2" draw:end-shape="id69" draw:end-glue-point="3" svg:d="m6477 10014v12776h633" svg:viewBox="0 0 634 12777">
          <text:p/>
        </draw:connector>
        <draw:frame draw:style-name="gr1" draw:text-style-name="P1" xml:id="id70" draw:id="id70" draw:layer="layout" svg:width="2.034cm" svg:height="0.645cm" svg:x="7.11cm" svg:y="23.268cm">
          <draw:text-box>
            <text:p><text:span text:style-name="T1">183 rape</text:span></text:p>
          </draw:text-box>
        </draw:frame>
        <draw:connector draw:style-name="gr4" draw:text-style-name="P2" draw:layer="layout" svg:x1="6.477cm" svg:y1="10.014cm" svg:x2="7.11cm" svg:y2="23.59cm" draw:start-shape="id56" draw:start-glue-point="2" draw:end-shape="id70" draw:end-glue-point="3" svg:d="m6477 10014v13576h633" svg:viewBox="0 0 634 13577">
          <text:p/>
        </draw:connector>
        <draw:frame draw:style-name="gr1" draw:text-style-name="P1" xml:id="id71" draw:id="id71" draw:layer="layout" svg:width="4.193cm" svg:height="0.645cm" svg:x="7.11cm" svg:y="24.0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477cm" svg:y1="10.014cm" svg:x2="7.11cm" svg:y2="24.39cm" draw:start-shape="id56" draw:start-glue-point="2" draw:end-shape="id71" draw:end-glue-point="3" svg:d="m6477 10014v14376h633" svg:viewBox="0 0 634 14377">
          <text:p/>
        </draw:connector>
        <draw:frame draw:style-name="gr1" draw:text-style-name="P1" xml:id="id72" draw:id="id72" draw:layer="layout" svg:width="4.447cm" svg:height="0.645cm" svg:x="7.11cm" svg:y="24.868cm">
          <draw:text-box>
            <text:p><text:span text:style-name="T1">185 domestic-violence</text:span></text:p>
          </draw:text-box>
        </draw:frame>
        <draw:connector draw:style-name="gr4" draw:text-style-name="P2" draw:layer="layout" svg:x1="6.477cm" svg:y1="10.014cm" svg:x2="7.11cm" svg:y2="25.19cm" draw:start-shape="id56" draw:start-glue-point="2" draw:end-shape="id72" draw:end-glue-point="3" svg:d="m6477 10014v15176h633" svg:viewBox="0 0 634 15177">
          <text:p/>
        </draw:connector>
        <draw:frame draw:style-name="gr1" draw:text-style-name="P1" xml:id="id73" draw:id="id73" draw:layer="layout" svg:width="2.922cm" svg:height="0.645cm" svg:x="8.835cm" svg:y="14.844cm">
          <draw:text-box>
            <text:p><text:span text:style-name="T1">173 auto-theft</text:span></text:p>
          </draw:text-box>
        </draw:frame>
        <draw:connector draw:style-name="gr4" draw:text-style-name="P2" draw:layer="layout" svg:x1="8.318cm" svg:y1="12.413cm" svg:x2="8.835cm" svg:y2="15.166cm" draw:start-shape="id58" draw:start-glue-point="2" draw:end-shape="id73" draw:end-glue-point="3" svg:d="m8318 12413v2753h517" svg:viewBox="0 0 518 2754">
          <text:p/>
        </draw:connector>
        <draw:frame draw:style-name="gr1" draw:text-style-name="P1" xml:id="id74" draw:id="id74" draw:layer="layout" svg:width="2.912cm" svg:height="0.645cm" svg:x="9.534cm" svg:y="16.344cm">
          <draw:text-box>
            <text:p><text:span text:style-name="T1">174 gangster</text:span></text:p>
          </draw:text-box>
        </draw:frame>
        <draw:connector draw:style-name="gr4" draw:text-style-name="P2" draw:layer="layout" svg:x1="9.333cm" svg:y1="16.213cm" svg:x2="9.534cm" svg:y2="16.666cm" draw:start-shape="id61" draw:start-glue-point="2" draw:end-shape="id74" draw:end-glue-point="3" svg:d="m9333 16213v453h201" svg:viewBox="0 0 202 454">
          <text:p/>
        </draw:connector>
        <draw:frame draw:style-name="gr1" draw:text-style-name="P1" xml:id="id99" draw:id="id99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19.6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0.4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1.2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0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3.6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4.4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0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6.8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7.6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29.2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0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0.8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1.139cm" svg:y="31.611cm">
          <draw:text-box>
            <text:p><text:span text:style-name="T1">49 offensive</text:span></text:p>
          </draw:text-box>
        </draw:frame>
        <draw:frame draw:style-name="gr1" draw:text-style-name="P1" xml:id="id79" draw:id="id79" draw:layer="layout" svg:width="4.207cm" svg:height="0.645cm" svg:x="13.6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10.042cm" svg:y1="13.989cm" svg:x2="10.552cm" svg:y2="14.447cm" draw:start-shape="id60" draw:start-glue-point="2" draw:end-shape="id77" draw:end-glue-point="3" svg:d="m10042 13989v458h510" svg:viewBox="0 0 511 459">
          <text:p/>
        </draw:connector>
        <draw:frame draw:style-name="gr1" draw:text-style-name="P1" xml:id="id78" draw:id="id78" draw:layer="layout" svg:width="3.81cm" svg:height="0.645cm" svg:x="11.13cm" svg:y="8.636cm">
          <draw:text-box>
            <text:p><text:span text:style-name="T1">186 spiritual/religion</text:span></text:p>
          </draw:text-box>
        </draw:frame>
        <draw:frame draw:style-name="gr1" draw:text-style-name="P1" xml:id="id80" draw:id="id80" draw:layer="layout" svg:width="4.461cm" svg:height="0.645cm" svg:x="13.627cm" svg:y="10.188cm">
          <draw:text-box>
            <text:p><text:span text:style-name="T1">187 catholic/catholicism</text:span></text:p>
          </draw:text-box>
        </draw:frame>
        <draw:frame draw:style-name="gr1" draw:text-style-name="P1" xml:id="id81" draw:id="id81" draw:layer="layout" svg:width="4.488cm" svg:height="0.645cm" svg:x="13.627cm" svg:y="10.988cm">
          <draw:text-box>
            <text:p><text:span text:style-name="T1">188 mormon/mormonism</text:span></text:p>
          </draw:text-box>
        </draw:frame>
        <draw:connector draw:style-name="gr4" draw:text-style-name="P2" draw:layer="layout" svg:x1="13.035cm" svg:y1="9.281cm" svg:x2="13.627cm" svg:y2="9.71cm" draw:start-shape="id78" draw:start-glue-point="2" draw:end-shape="id79" draw:end-glue-point="3" svg:d="m13035 9281v429h592" svg:viewBox="0 0 593 430">
          <text:p/>
        </draw:connector>
        <draw:connector draw:style-name="gr4" draw:text-style-name="P2" draw:layer="layout" svg:x1="13.035cm" svg:y1="9.281cm" svg:x2="13.627cm" svg:y2="10.51cm" draw:start-shape="id78" draw:start-glue-point="2" draw:end-shape="id80" draw:end-glue-point="3" svg:d="m13035 9281v1229h592" svg:viewBox="0 0 593 1230">
          <text:p/>
        </draw:connector>
        <draw:connector draw:style-name="gr4" draw:text-style-name="P2" draw:layer="layout" svg:x1="13.035cm" svg:y1="9.281cm" svg:x2="13.627cm" svg:y2="11.31cm" draw:start-shape="id78" draw:start-glue-point="2" draw:end-shape="id81" draw:end-glue-point="3" svg:d="m13035 9281v2029h592" svg:viewBox="0 0 593 2030">
          <text:p/>
        </draw:connector>
        <draw:frame draw:style-name="gr1" draw:text-style-name="P1" draw:layer="layout" svg:width="2.667cm" svg:height="0.645cm" svg:x="5.207cm" svg:y="26.025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82" draw:id="id82" draw:layer="layout" svg:width="3.753cm" svg:height="0.645cm" svg:x="14.916cm" svg:y="13.725cm">
          <draw:text-box>
            <text:p><text:span text:style-name="T1">189 natural-disaster</text:span></text:p>
          </draw:text-box>
        </draw:frame>
        <draw:frame draw:style-name="gr1" draw:text-style-name="P1" xml:id="id83" draw:id="id83" draw:layer="layout" svg:width="2.476cm" svg:height="0.645cm" svg:x="17.355cm" svg:y="14.497cm">
          <draw:text-box>
            <text:p><text:span text:style-name="T1">190 tornado</text:span></text:p>
          </draw:text-box>
        </draw:frame>
        <draw:frame draw:style-name="gr1" draw:text-style-name="P1" xml:id="id84" draw:id="id84" draw:layer="layout" svg:width="2.984cm" svg:height="0.645cm" svg:x="17.355cm" svg:y="15.297cm">
          <draw:text-box>
            <text:p><text:span text:style-name="T1">191 earthquake</text:span></text:p>
          </draw:text-box>
        </draw:frame>
        <draw:frame draw:style-name="gr1" draw:text-style-name="P1" xml:id="id85" draw:id="id85" draw:layer="layout" svg:width="2.476cm" svg:height="0.645cm" svg:x="17.355cm" svg:y="16.097cm">
          <draw:text-box>
            <text:p><text:span text:style-name="T1">192 valcano</text:span></text:p>
          </draw:text-box>
        </draw:frame>
        <draw:frame draw:style-name="gr1" draw:text-style-name="P1" xml:id="id86" draw:id="id86" draw:layer="layout" svg:width="2.476cm" svg:height="0.645cm" svg:x="17.355cm" svg:y="16.897cm">
          <draw:text-box>
            <text:p><text:span text:style-name="T1">193 tsunami</text:span></text:p>
          </draw:text-box>
        </draw:frame>
        <draw:connector draw:style-name="gr4" draw:text-style-name="P2" draw:layer="layout" svg:x1="16.792cm" svg:y1="14.37cm" svg:x2="17.355cm" svg:y2="14.819cm" draw:start-shape="id82" draw:start-glue-point="2" draw:end-shape="id83" draw:end-glue-point="3" svg:d="m16792 14370v449h563" svg:viewBox="0 0 564 450">
          <text:p/>
        </draw:connector>
        <draw:connector draw:style-name="gr4" draw:text-style-name="P2" draw:layer="layout" svg:x1="16.792cm" svg:y1="14.37cm" svg:x2="17.355cm" svg:y2="15.619cm" draw:start-shape="id82" draw:start-glue-point="2" draw:end-shape="id84" svg:d="m16792 14370v1249h563" svg:viewBox="0 0 564 1250">
          <text:p/>
        </draw:connector>
        <draw:connector draw:style-name="gr4" draw:text-style-name="P2" draw:layer="layout" svg:x1="16.792cm" svg:y1="14.37cm" svg:x2="17.355cm" svg:y2="16.419cm" draw:start-shape="id82" draw:start-glue-point="2" draw:end-shape="id85" draw:end-glue-point="3" svg:d="m16792 14370v2049h563" svg:viewBox="0 0 564 2050">
          <text:p/>
        </draw:connector>
        <draw:connector draw:style-name="gr4" draw:text-style-name="P2" draw:layer="layout" svg:x1="16.792cm" svg:y1="14.37cm" svg:x2="17.355cm" svg:y2="17.219cm" draw:start-shape="id82" draw:start-glue-point="2" draw:end-shape="id86" draw:end-glue-point="3" svg:d="m16792 14370v2849h563" svg:viewBox="0 0 564 2850">
          <text:p/>
        </draw:connector>
        <draw:frame draw:style-name="gr5" draw:text-style-name="P1" xml:id="id87" draw:id="id87" draw:layer="layout" svg:width="2.287cm" svg:height="0.645cm" svg:x="13.461cm" svg:y="12.927cm">
          <draw:text-box>
            <text:p><text:span text:style-name="T1">56 disaster</text:span></text:p>
          </draw:text-box>
        </draw:frame>
        <draw:connector draw:style-name="gr4" draw:text-style-name="P2" draw:layer="layout" svg:x1="14.604cm" svg:y1="13.572cm" svg:x2="14.916cm" svg:y2="14.047cm" draw:start-shape="id87" draw:start-glue-point="2" draw:end-shape="id82" draw:end-glue-point="3" svg:d="m14604 13572v475h312" svg:viewBox="0 0 313 476">
          <text:p/>
        </draw:connector>
        <draw:frame draw:style-name="gr6" draw:text-style-name="P1" xml:id="id88" draw:id="id88" draw:layer="layout" svg:width="3.129cm" svg:height="0.647cm" svg:x="15.159cm" svg:y="17.768cm">
          <draw:text-box>
            <text:p><text:span text:style-name="T1">194 plane-crash</text:span></text:p>
          </draw:text-box>
        </draw:frame>
        <draw:frame draw:style-name="gr6" draw:text-style-name="P1" xml:id="id89" draw:id="id89" draw:layer="layout" svg:width="3.129cm" svg:height="0.647cm" svg:x="15.159cm" svg:y="18.568cm">
          <draw:text-box>
            <text:p><text:span text:style-name="T1">195 sinking-ship</text:span></text:p>
          </draw:text-box>
        </draw:frame>
        <draw:connector draw:style-name="gr4" draw:text-style-name="P2" draw:layer="layout" svg:x1="14.604cm" svg:y1="13.572cm" svg:x2="15.159cm" svg:y2="18.091cm" draw:start-shape="id87" draw:start-glue-point="2" draw:end-shape="id88" draw:end-glue-point="3" svg:d="m14604 13572v4519h555" svg:viewBox="0 0 556 4520">
          <text:p/>
        </draw:connector>
        <draw:connector draw:style-name="gr4" draw:text-style-name="P2" draw:layer="layout" svg:x1="14.604cm" svg:y1="13.572cm" svg:x2="15.159cm" svg:y2="18.891cm" draw:start-shape="id87" draw:start-glue-point="2" draw:end-shape="id89" draw:end-glue-point="3" svg:d="m14604 135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101" draw:id="id101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102" draw:id="id102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103" draw:id="id103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4" draw:id="id104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6" draw:id="id106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7" draw:id="id107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8" draw:id="id108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10" draw:id="id110" draw:layer="layout" svg:width="4.915cm" svg:height="0.645cm" svg:x="21.755cm" svg:y="20.997cm">
          <draw:text-box>
            <text:p><text:span text:style-name="T1">197 based-on-video-game</text:span></text:p>
          </draw:text-box>
        </draw:frame>
        <draw:frame draw:style-name="gr1" draw:text-style-name="P1" xml:id="id105" draw:id="id105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11" draw:id="id111" draw:layer="layout" svg:width="3.786cm" svg:height="0.645cm" svg:x="24.154cm" svg:y="21.797cm">
          <draw:text-box>
            <text:p><text:span text:style-name="T1">201 based-on-poem</text:span></text:p>
          </draw:text-box>
        </draw:frame>
        <draw:frame draw:style-name="gr1" draw:text-style-name="P1" xml:id="id112" draw:id="id112" draw:layer="layout" svg:width="4.294cm" svg:height="0.645cm" svg:x="24.154cm" svg:y="22.597cm">
          <draw:text-box>
            <text:p><text:span text:style-name="T1">202 based-on-article(s)</text:span></text:p>
          </draw:text-box>
        </draw:frame>
        <draw:frame draw:style-name="gr1" draw:text-style-name="P1" xml:id="id113" draw:id="id113" draw:layer="layout" svg:width="3.659cm" svg:height="0.645cm" svg:x="24.154cm" svg:y="23.398cm">
          <draw:text-box>
            <text:p><text:span text:style-name="T1">203 based-on-song</text:span></text:p>
          </draw:text-box>
        </draw:frame>
        <draw:frame draw:style-name="gr1" draw:text-style-name="P1" xml:id="id114" draw:id="id114" draw:layer="layout" svg:width="4.675cm" svg:height="0.645cm" svg:x="24.154cm" svg:y="24.197cm">
          <draw:text-box>
            <text:p><text:span text:style-name="T1">204 based-on-radio-series</text:span></text:p>
          </draw:text-box>
        </draw:frame>
        <draw:frame draw:style-name="gr1" draw:text-style-name="P1" xml:id="id115" draw:id="id115" draw:layer="layout" svg:width="4.167cm" svg:height="0.645cm" svg:x="24.154cm" svg:y="24.997cm">
          <draw:text-box>
            <text:p><text:span text:style-name="T1">205 based-on-tv-show</text:span></text:p>
          </draw:text-box>
        </draw:frame>
        <draw:frame draw:style-name="gr8" draw:text-style-name="P1" xml:id="id116" draw:id="id116" draw:layer="layout" svg:width="5.691cm" svg:height="0.645cm" svg:x="24.154cm" svg:y="25.797cm">
          <draw:text-box>
            <text:p><text:span text:style-name="T1">206 based-on-stephen-king-work</text:span></text:p>
          </draw:text-box>
        </draw:frame>
        <draw:frame draw:style-name="gr1" draw:text-style-name="P1" xml:id="id90" draw:id="id90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91" draw:id="id91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92" draw:id="id92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93" draw:id="id93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4" draw:id="id94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5" draw:id="id95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6" draw:id="id96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7" draw:id="id97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8" draw:id="id98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90" draw:start-glue-point="2" draw:end-shape="id91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90" draw:start-glue-point="2" draw:end-shape="id92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90" draw:start-glue-point="2" draw:end-shape="id93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90" draw:start-glue-point="2" draw:end-shape="id94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90" draw:start-glue-point="2" draw:end-shape="id95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90" draw:start-glue-point="2" draw:end-shape="id96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90" draw:end-shape="id97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90" draw:start-glue-point="2" draw:end-shape="id98" draw:end-glue-point="3" svg:d="m31043 20058v5177h579" svg:viewBox="0 0 580 5178">
          <text:p/>
        </draw:connector>
        <draw:frame draw:style-name="gr1" draw:text-style-name="P1" xml:id="id122" draw:id="id122" draw:layer="layout" svg:width="4.193cm" svg:height="0.645cm" svg:x="13.714cm" svg:y="23.876cm">
          <draw:text-box>
            <text:p><text:span text:style-name="T1">graphic-sexual-content</text:span></text:p>
          </draw:text-box>
        </draw:frame>
        <draw:frame draw:style-name="gr1" draw:text-style-name="P1" xml:id="id123" draw:id="id123" draw:layer="layout" svg:width="3.177cm" svg:height="0.645cm" svg:x="13.716cm" svg:y="24.638cm">
          <draw:text-box>
            <text:p><text:span text:style-name="T1">graphic-violence</text:span></text:p>
          </draw:text-box>
        </draw:frame>
        <draw:frame draw:style-name="gr1" draw:text-style-name="P1" draw:layer="layout" svg:width="2.393cm" svg:height="0.645cm" svg:x="10.307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100" draw:id="id100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9" draw:start-glue-point="2" draw:end-shape="id100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101" draw:start-glue-point="2" draw:end-shape="id102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101" draw:start-glue-point="2" draw:end-shape="id103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101" draw:start-glue-point="2" draw:end-shape="id104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4" draw:start-glue-point="2" draw:end-shape="id105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101" draw:start-glue-point="2" draw:end-shape="id106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101" draw:start-glue-point="2" draw:end-shape="id107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101" draw:start-glue-point="2" draw:end-shape="id108" draw:end-glue-point="3" svg:d="m23634 15266v5253h521" svg:viewBox="0 0 522 5254">
          <text:p/>
        </draw:connector>
        <draw:connector draw:style-name="gr4" draw:text-style-name="P2" draw:layer="layout" svg:x1="21.12cm" svg:y1="14.097cm" svg:x2="21.755cm" svg:y2="21.319cm" draw:start-shape="id109" draw:start-glue-point="2" draw:end-shape="id110" draw:end-glue-point="3" svg:d="m21120 14097v7222h635" svg:viewBox="0 0 636 7223">
          <text:p/>
        </draw:connector>
        <draw:connector draw:style-name="gr4" draw:text-style-name="P2" draw:layer="layout" svg:x1="23.634cm" svg:y1="15.266cm" svg:x2="24.154cm" svg:y2="22.119cm" draw:start-shape="id101" draw:start-glue-point="2" draw:end-shape="id111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19cm" draw:start-shape="id101" draw:start-glue-point="2" draw:end-shape="id112" draw:end-glue-point="3" svg:d="m23634 15266v7653h520" svg:viewBox="0 0 521 7654">
          <text:p/>
        </draw:connector>
        <draw:connector draw:style-name="gr4" draw:text-style-name="P2" draw:layer="layout" svg:x1="23.634cm" svg:y1="15.266cm" svg:x2="24.154cm" svg:y2="23.72cm" draw:start-shape="id101" draw:start-glue-point="2" draw:end-shape="id113" draw:end-glue-point="3" svg:d="m23634 15266v8454h520" svg:viewBox="0 0 521 8455">
          <text:p/>
        </draw:connector>
        <draw:connector draw:style-name="gr4" draw:text-style-name="P2" draw:layer="layout" svg:x1="23.634cm" svg:y1="15.266cm" svg:x2="24.154cm" svg:y2="24.519cm" draw:start-shape="id101" draw:start-glue-point="2" draw:end-shape="id114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101" draw:start-glue-point="2" draw:end-shape="id115" draw:end-glue-point="3" svg:d="m23634 15266v10053h520" svg:viewBox="0 0 521 10054">
          <text:p/>
        </draw:connector>
        <draw:connector draw:style-name="gr4" draw:text-style-name="P2" draw:layer="layout" svg:x1="23.634cm" svg:y1="15.266cm" svg:x2="24.154cm" svg:y2="26.119cm" draw:start-shape="id101" draw:start-glue-point="2" draw:end-shape="id116" draw:end-glue-point="3" svg:d="m23634 15266v10853h520" svg:viewBox="0 0 521 10854">
          <text:p/>
        </draw:connector>
        <draw:frame draw:style-name="gr1" draw:text-style-name="P1" xml:id="id117" draw:id="id117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7" draw:end-glue-point="3" svg:d="m23504 1905v10520h571" svg:viewBox="0 0 572 10521">
          <text:p/>
        </draw:connector>
        <draw:frame draw:style-name="gr1" draw:text-style-name="P1" xml:id="id118" draw:id="id118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8" draw:end-glue-point="3" svg:d="m23504 1905v11320h570" svg:viewBox="0 0 571 11321">
          <text:p/>
        </draw:connector>
        <draw:frame draw:style-name="gr7" draw:text-style-name="P1" xml:id="id109" draw:id="id109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9" draw:start-glue-point="2" draw:end-shape="id101" draw:end-glue-point="3" svg:d="m21120 14097v649h241" svg:viewBox="0 0 242 650">
          <text:p/>
        </draw:connector>
        <draw:frame draw:style-name="gr7" draw:text-style-name="P1" xml:id="id119" draw:id="id119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9" draw:start-glue-point="2" draw:end-shape="id119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20" draw:id="id120" draw:layer="layout" svg:width="1.651cm" svg:height="0.645cm" svg:x="6.858cm" svg:y="7.8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20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xml:id="id121" draw:id="id12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draw:start-shape="id121" draw:start-glue-point="2" draw:end-shape="id122" draw:end-glue-point="3" svg:d="m13208 23736v462h506" svg:viewBox="0 0 507 463">
          <text:p/>
        </draw:connector>
        <draw:connector draw:style-name="gr4" draw:text-style-name="P2" draw:layer="layout" svg:x1="13.208cm" svg:y1="23.736cm" svg:x2="13.716cm" svg:y2="24.96cm" draw:start-shape="id121" draw:start-glue-point="2" draw:end-shape="id123" draw:end-glue-point="3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24" draw:id="id124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25" draw:id="id125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24" draw:start-glue-point="2" draw:end-shape="id125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85" draw:id="id185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86" draw:id="id186" draw:layer="layout" svg:width="3.421cm" svg:height="0.645cm" svg:x="34.625cm" svg:y="2.06cm">
          <draw:text-box>
            <text:p><text:span text:style-name="T1">130 drug-addiciton</text:span></text:p>
          </draw:text-box>
        </draw:frame>
        <draw:frame draw:style-name="gr1" draw:text-style-name="P1" xml:id="id187" draw:id="id187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8" draw:id="id188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26" draw:id="id126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7" draw:id="id127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8" draw:id="id128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26" draw:start-glue-point="2" draw:end-shape="id127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26" draw:start-glue-point="2" draw:end-shape="id128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9" draw:id="id129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30" draw:id="id130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32" draw:id="id132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31" draw:id="id131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9" draw:start-glue-point="2" draw:end-shape="id130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9" draw:start-glue-point="2" draw:end-shape="id131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9" draw:start-glue-point="2" draw:end-shape="id132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3.377cm" svg:height="0.645cm" svg:x="17.705cm" svg:y="27.625cm">
          <draw:text-box>
            <text:p><text:span text:style-name="T1">250 peaceful/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33" draw:id="id133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34" draw:id="id134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35" draw:id="id135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33" draw:start-glue-point="2" draw:end-shape="id134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33" draw:start-glue-point="2" draw:end-shape="id135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36" draw:id="id136" draw:layer="layout" svg:width="2.625cm" svg:height="0.645cm" svg:x="33.724cm" svg:y="16.16cm">
          <draw:text-box>
            <text:p><text:span text:style-name="T1">217 military</text:span></text:p>
          </draw:text-box>
        </draw:frame>
        <draw:frame draw:style-name="gr1" draw:text-style-name="P1" xml:id="id137" draw:id="id137" draw:layer="layout" svg:width="2.369cm" svg:height="0.645cm" svg:x="35.523cm" svg:y="16.86cm">
          <draw:text-box>
            <text:p><text:span text:style-name="T1">218 army</text:span></text:p>
          </draw:text-box>
        </draw:frame>
        <draw:frame draw:style-name="gr1" draw:text-style-name="P1" xml:id="id138" draw:id="id138" draw:layer="layout" svg:width="2.243cm" svg:height="0.645cm" svg:x="35.522cm" svg:y="17.56cm">
          <draw:text-box>
            <text:p><text:span text:style-name="T1">219 navy</text:span></text:p>
          </draw:text-box>
        </draw:frame>
        <draw:frame draw:style-name="gr1" draw:text-style-name="P1" xml:id="id139" draw:id="id139" draw:layer="layout" svg:width="2.624cm" svg:height="0.645cm" svg:x="35.522cm" svg:y="18.26cm">
          <draw:text-box>
            <text:p><text:span text:style-name="T1">220 air-force</text:span></text:p>
          </draw:text-box>
        </draw:frame>
        <draw:frame draw:style-name="gr1" draw:text-style-name="P1" xml:id="id140" draw:id="id140" draw:layer="layout" svg:width="2.625cm" svg:height="0.645cm" svg:x="35.521cm" svg:y="18.96cm">
          <draw:text-box>
            <text:p><text:span text:style-name="T1">221 marines</text:span></text:p>
          </draw:text-box>
        </draw:frame>
        <draw:frame draw:style-name="gr1" draw:text-style-name="P1" xml:id="id141" draw:id="id141" draw:layer="layout" svg:width="3.007cm" svg:height="0.645cm" svg:x="35.52cm" svg:y="19.6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805cm" svg:x2="35.523cm" svg:y2="17.182cm" draw:start-shape="id136" draw:start-glue-point="2" draw:end-shape="id137" draw:end-glue-point="3" svg:d="m35036 16805v377h487" svg:viewBox="0 0 488 378">
          <text:p/>
        </draw:connector>
        <draw:connector draw:style-name="gr4" draw:text-style-name="P2" draw:layer="layout" svg:x1="35.036cm" svg:y1="16.805cm" svg:x2="35.522cm" svg:y2="17.882cm" draw:start-shape="id136" draw:start-glue-point="2" draw:end-shape="id138" svg:d="m35036 16805v1077h486" svg:viewBox="0 0 487 1078">
          <text:p/>
        </draw:connector>
        <draw:connector draw:style-name="gr4" draw:text-style-name="P2" draw:layer="layout" svg:x1="35.036cm" svg:y1="16.805cm" svg:x2="35.522cm" svg:y2="18.582cm" draw:start-shape="id136" draw:start-glue-point="2" draw:end-shape="id139" draw:end-glue-point="3" svg:d="m35036 16805v728h-15v1049h501" svg:viewBox="0 0 502 1778">
          <text:p/>
        </draw:connector>
        <draw:connector draw:style-name="gr4" draw:text-style-name="P2" draw:layer="layout" svg:x1="35.036cm" svg:y1="16.805cm" svg:x2="35.521cm" svg:y2="19.282cm" draw:start-shape="id136" draw:start-glue-point="2" draw:end-shape="id140" draw:end-glue-point="3" svg:d="m35036 16805v1078h-16v1399h501" svg:viewBox="0 0 502 2478">
          <text:p/>
        </draw:connector>
        <draw:connector draw:style-name="gr4" draw:text-style-name="P2" draw:layer="layout" svg:x1="35.036cm" svg:y1="16.805cm" svg:x2="35.52cm" svg:y2="19.982cm" draw:start-shape="id136" draw:start-glue-point="2" draw:end-shape="id141" draw:end-glue-point="3" svg:d="m35036 16805v1428h-17v1749h501" svg:viewBox="0 0 502 3178">
          <text:p/>
        </draw:connector>
        <draw:frame draw:style-name="gr1" draw:text-style-name="P1" xml:id="id174" draw:id="id174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7" draw:id="id177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9" draw:id="id179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42" draw:id="id142" draw:layer="layout" svg:width="2.946cm" svg:height="0.645cm" svg:x="8.811cm" svg:y="10.968cm">
          <draw:text-box>
            <text:p><text:span text:style-name="T1">168 serial-killer</text:span></text:p>
          </draw:text-box>
        </draw:frame>
        <draw:connector draw:style-name="gr4" draw:text-style-name="P2" draw:layer="layout" svg:x1="8.318cm" svg:y1="10.813cm" svg:x2="8.811cm" svg:y2="11.29cm" draw:start-shape="id57" draw:start-glue-point="2" draw:end-shape="id142" draw:end-glue-point="3" svg:d="m8318 108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43" draw:id="id143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44" draw:id="id144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45" draw:id="id145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46" draw:id="id146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7" draw:id="id147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8" draw:id="id148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43" draw:start-glue-point="2" draw:end-shape="id144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43" draw:start-glue-point="2" draw:end-shape="id145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43" draw:start-glue-point="2" draw:end-shape="id146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43" draw:start-glue-point="2" draw:end-shape="id147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43" draw:start-glue-point="2" draw:end-shape="id148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draw:layer="layout" svg:width="2.312cm" svg:height="0.645cm" svg:x="25.501cm" svg:y="30.025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9" draw:id="id149" draw:layer="layout" svg:width="4.923cm" svg:height="0.645cm" svg:x="40.924cm" svg:y="2.16cm">
          <draw:text-box>
            <text:p><text:span text:style-name="T1">143 mental-illness/condition</text:span></text:p>
          </draw:text-box>
        </draw:frame>
        <draw:frame draw:style-name="gr1" draw:text-style-name="P1" xml:id="id150" draw:id="id150" draw:layer="layout" svg:width="2.829cm" svg:height="0.645cm" svg:x="44.161cm" svg:y="3.033cm">
          <draw:text-box>
            <text:p><text:span text:style-name="T1">144 psycopath</text:span></text:p>
          </draw:text-box>
        </draw:frame>
        <draw:frame draw:style-name="gr1" draw:text-style-name="P1" xml:id="id151" draw:id="id151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52" draw:id="id152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53" draw:id="id153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54" draw:id="id154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55" draw:id="id155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56" draw:id="id156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7" draw:id="id157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2.805cm" svg:x2="44.161cm" svg:y2="3.355cm" draw:start-shape="id149" draw:start-glue-point="2" draw:end-shape="id150" draw:end-glue-point="3" svg:d="m43385 2805v550h776" svg:viewBox="0 0 777 551">
          <text:p/>
        </draw:connector>
        <draw:connector draw:style-name="gr4" draw:text-style-name="P2" draw:layer="layout" svg:x1="43.385cm" svg:y1="2.805cm" svg:x2="44.16cm" svg:y2="4.155cm" draw:start-shape="id149" draw:start-glue-point="2" draw:end-shape="id151" draw:end-glue-point="3" svg:d="m43385 2805v1350h775" svg:viewBox="0 0 776 1351">
          <text:p/>
        </draw:connector>
        <draw:connector draw:style-name="gr4" draw:text-style-name="P2" draw:layer="layout" svg:x1="43.385cm" svg:y1="2.805cm" svg:x2="44.159cm" svg:y2="4.955cm" draw:start-shape="id149" draw:start-glue-point="2" draw:end-shape="id152" draw:end-glue-point="3" svg:d="m43385 2805v2150h774" svg:viewBox="0 0 775 2151">
          <text:p/>
        </draw:connector>
        <draw:connector draw:style-name="gr4" draw:text-style-name="P2" draw:layer="layout" svg:x1="43.385cm" svg:y1="2.805cm" svg:x2="44.159cm" svg:y2="5.755cm" draw:start-shape="id149" draw:start-glue-point="2" draw:end-shape="id153" draw:end-glue-point="3" svg:d="m43385 2805v2950h774" svg:viewBox="0 0 775 2951">
          <text:p/>
        </draw:connector>
        <draw:connector draw:style-name="gr4" draw:text-style-name="P2" draw:layer="layout" svg:x1="43.385cm" svg:y1="2.805cm" svg:x2="44.159cm" svg:y2="6.555cm" draw:start-shape="id149" draw:start-glue-point="2" draw:end-shape="id154" draw:end-glue-point="3" svg:d="m43385 2805v3750h774" svg:viewBox="0 0 775 3751">
          <text:p/>
        </draw:connector>
        <draw:connector draw:style-name="gr4" draw:text-style-name="P2" draw:layer="layout" svg:x1="43.385cm" svg:y1="2.805cm" svg:x2="44.158cm" svg:y2="7.355cm" draw:start-shape="id149" draw:start-glue-point="2" draw:end-shape="id155" draw:end-glue-point="3" svg:d="m43385 2805v4550h773" svg:viewBox="0 0 774 4551">
          <text:p/>
        </draw:connector>
        <draw:connector draw:style-name="gr4" draw:text-style-name="P2" draw:layer="layout" svg:x1="43.385cm" svg:y1="2.805cm" svg:x2="44.157cm" svg:y2="8.155cm" draw:start-shape="id149" draw:start-glue-point="2" draw:end-shape="id156" draw:end-glue-point="3" svg:d="m43385 2805v5350h772" svg:viewBox="0 0 773 5351">
          <text:p/>
        </draw:connector>
        <draw:connector draw:style-name="gr4" draw:text-style-name="P2" draw:layer="layout" svg:x1="43.385cm" svg:y1="2.805cm" svg:x2="44.156cm" svg:y2="8.955cm" draw:start-shape="id149" draw:start-glue-point="2" draw:end-shape="id157" draw:end-glue-point="3" svg:d="m43385 2805v6150h771" svg:viewBox="0 0 772 6151">
          <text:p/>
        </draw:connector>
        <draw:frame draw:style-name="gr1" draw:text-style-name="P1" xml:id="id158" draw:id="id158" draw:layer="layout" svg:width="3.745cm" svg:height="0.645cm" svg:x="38.546cm" svg:y="1.3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2.008cm" svg:x2="40.924cm" svg:y2="2.482cm" draw:start-shape="id158" draw:start-glue-point="2" draw:end-shape="id149" draw:end-glue-point="3" svg:d="m40418 2008v474h506" svg:viewBox="0 0 507 475">
          <text:p/>
        </draw:connector>
        <draw:frame draw:style-name="gr1" draw:text-style-name="P1" xml:id="id159" draw:id="id159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2.008cm" svg:x2="40.923cm" svg:y2="12.982cm" draw:start-shape="id158" draw:start-glue-point="2" draw:end-shape="id159" draw:end-glue-point="3" svg:d="m40418 2008v10974h505" svg:viewBox="0 0 506 10975">
          <text:p/>
        </draw:connector>
        <draw:frame draw:style-name="gr1" draw:text-style-name="P1" xml:id="id164" draw:id="id164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60" draw:id="id160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61" draw:id="id161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9" draw:start-glue-point="2" draw:end-shape="id160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9" draw:start-glue-point="2" draw:end-shape="id161" draw:end-glue-point="3" svg:d="m43575 13305v1277h648" svg:viewBox="0 0 649 1278">
          <text:p/>
        </draw:connector>
        <draw:frame draw:style-name="gr1" draw:text-style-name="P1" xml:id="id162" draw:id="id162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9" draw:start-glue-point="2" draw:end-shape="id162" draw:end-glue-point="3" svg:d="m43575 13305v2077h648" svg:viewBox="0 0 649 2078">
          <text:p/>
        </draw:connector>
        <draw:frame draw:style-name="gr1" draw:text-style-name="P1" xml:id="id163" draw:id="id163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65" draw:id="id165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2.805cm" svg:x2="44.156cm" svg:y2="9.755cm" draw:start-shape="id149" draw:start-glue-point="2" draw:end-shape="id163" draw:end-glue-point="3" svg:d="m43385 2805v6950h771" svg:viewBox="0 0 772 6951">
          <text:p/>
        </draw:connector>
        <draw:connector draw:style-name="gr4" draw:text-style-name="P2" draw:layer="layout" svg:x1="45.89cm" svg:y1="10.078cm" svg:x2="46.323cm" svg:y2="10.575cm" draw:start-shape="id163" draw:start-glue-point="2" draw:end-shape="id164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63" draw:start-glue-point="2" draw:end-shape="id165" draw:end-glue-point="3" svg:d="m45890 10078v1297h433" svg:viewBox="0 0 434 1298">
          <text:p/>
        </draw:connector>
        <draw:frame draw:style-name="gr1" draw:text-style-name="P1" xml:id="id166" draw:id="id166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9" draw:start-glue-point="2" draw:end-shape="id166" draw:end-glue-point="3" svg:d="m43575 13305v2877h647" svg:viewBox="0 0 648 2878">
          <text:p/>
        </draw:connector>
        <draw:frame draw:style-name="gr1" draw:text-style-name="P1" xml:id="id167" draw:id="id167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9" draw:start-glue-point="2" draw:end-shape="id167" draw:end-glue-point="3" svg:d="m43575 13305v3677h646" svg:viewBox="0 0 647 3678">
          <text:p/>
        </draw:connector>
        <draw:frame draw:style-name="gr1" draw:text-style-name="P1" xml:id="id168" draw:id="id168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9" draw:start-glue-point="2" draw:end-shape="id168" draw:end-glue-point="3" svg:d="m43575 13305v4477h646" svg:viewBox="0 0 647 4478">
          <text:p/>
        </draw:connector>
        <draw:frame draw:style-name="gr1" draw:text-style-name="P1" xml:id="id169" draw:id="id169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2.805cm" svg:x2="44.156cm" svg:y2="12.155cm" draw:start-shape="id149" draw:start-glue-point="2" draw:end-shape="id169" draw:end-glue-point="3" svg:d="m43385 2805v9350h771" svg:viewBox="0 0 772 9351">
          <text:p/>
        </draw:connector>
        <draw:frame draw:style-name="gr1" draw:text-style-name="P1" xml:id="id170" draw:id="id170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71" draw:id="id171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70" draw:start-glue-point="2" draw:end-shape="id171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72" draw:id="id172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73" draw:id="id173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72" draw:start-glue-point="2" draw:end-shape="id173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8" draw:id="id178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75" draw:id="id175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80" draw:id="id180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82" draw:id="id182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81" draw:id="id181" draw:layer="layout" svg:width="6.034cm" svg:height="0.645cm" svg:x="43.623cm" svg:y="25.515cm">
          <draw:text-box>
            <text:p><text:span text:style-name="T1">232 non-brief-sexual-female-nudity</text:span></text:p>
          </draw:text-box>
        </draw:frame>
        <draw:frame draw:style-name="gr1" draw:text-style-name="P1" xml:id="id176" draw:id="id176" draw:layer="layout" svg:width="4.062cm" svg:height="0.645cm" svg:x="41.023cm" svg:y="23.915cm">
          <draw:text-box>
            <text:p><text:span text:style-name="T1">230 non-sexual-nutidy</text:span></text:p>
          </draw:text-box>
        </draw:frame>
        <draw:connector draw:style-name="gr4" draw:text-style-name="P2" draw:layer="layout" svg:x1="40.203cm" svg:y1="20.46cm" svg:x2="40.623cm" svg:y2="20.937cm" draw:start-shape="id174" draw:start-glue-point="2" draw:end-shape="id175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74" draw:start-glue-point="2" draw:end-shape="id176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75" draw:start-glue-point="2" draw:end-shape="id177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75" draw:start-glue-point="2" draw:end-shape="id178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75" draw:start-glue-point="2" draw:end-shape="id179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76" draw:start-glue-point="2" draw:end-shape="id180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76" draw:start-glue-point="2" draw:end-shape="id181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76" draw:start-glue-point="2" draw:end-shape="id182" draw:end-glue-point="3" svg:d="m43054 24560v2077h568" svg:viewBox="0 0 569 2078">
          <text:p/>
        </draw:connector>
        <draw:frame draw:style-name="gr1" draw:text-style-name="P1" xml:id="id183" draw:id="id183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83" draw:start-glue-point="2" draw:end-shape="id184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83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85" draw:start-glue-point="2" draw:end-shape="id186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85" draw:start-glue-point="2" draw:end-shape="id187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85" draw:start-glue-point="2" draw:end-shape="id188" draw:end-glue-point="3" svg:d="m33852 1905v2077h772" svg:viewBox="0 0 773 2078">
          <text:p/>
        </draw:connector>
        <draw:frame draw:style-name="gr1" draw:text-style-name="P1" xml:id="id189" draw:id="id189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90" draw:id="id190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9" draw:start-glue-point="2" draw:end-shape="id189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9" draw:start-glue-point="2" draw:end-shape="id190" draw:end-glue-point="3" svg:d="m35018 8705v3702h687" svg:viewBox="0 0 688 3703">
          <text:p/>
        </draw:connector>
        <draw:frame draw:style-name="gr1" draw:text-style-name="P1" xml:id="id192" draw:id="id192" draw:layer="layout" svg:width="3.048cm" svg:height="0.645cm" svg:x="3.042cm" svg:y="6.642cm">
          <draw:text-box>
            <text:p><text:span text:style-name="T1">163 time-travel</text:span></text:p>
          </draw:text-box>
        </draw:frame>
        <draw:connector draw:style-name="gr4" draw:text-style-name="P2" draw:layer="layout" svg:x1="2.667cm" svg:y1="6.487cm" svg:x2="3.042cm" svg:y2="6.964cm" draw:start-shape="id191" draw:start-glue-point="2" draw:end-shape="id192" draw:end-glue-point="3" svg:d="m2667 6487v477h375" svg:viewBox="0 0 376 478">
          <text:p/>
        </draw:connector>
        <draw:frame draw:style-name="gr1" draw:text-style-name="P1" xml:id="id193" draw:id="id193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90" draw:start-glue-point="2" draw:end-shape="id193" draw:end-glue-point="3" svg:d="m31043 20058v5977h578" svg:viewBox="0 0 579 5978">
          <text:p/>
        </draw:connector>
        <draw:frame draw:style-name="gr1" draw:text-style-name="P1" xml:id="id194" draw:id="id194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95" draw:id="id195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94" draw:start-glue-point="2" draw:end-shape="id195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1.983cm" svg:height="0.645cm" svg:x="17.702cm" svg:y="30.825cm">
          <draw:text-box>
            <text:p><text:span text:style-name="T1">79 prison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08-27T14:09:26</dc:date>
    <dc:creator>Tyler Hayes</dc:creator>
    <meta:editing-duration>PT4H54M53S</meta:editing-duration>
    <meta:editing-cycles>77</meta:editing-cycles>
    <meta:generator>LibreOffice/3.5$Linux_X86_64 LibreOffice_project/350m1$Build-2</meta:generator>
    <meta:document-statistic meta:object-count="458"/>
  </office:meta>
</office:document-meta>
</file>